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Standard_20__28_user_29_">
      <style:text-properties style:font-name="Liberation Sans" fo:font-size="16pt" style:font-size-asian="16pt" style:font-size-complex="16pt"/>
    </style:style>
    <style:style style:name="P2" style:family="paragraph" style:parent-style-name="Standard_20__28_user_29_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_20__28_user_29_">
      <style:text-properties fo:color="#00b0f0" loext:opacity="100%" style:font-name="Liberation Sans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_20__28_user_29_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d78f2" officeooo:paragraph-rsid="000d78f2" style:font-size-asian="16pt" style:font-weight-asian="bold" style:font-size-complex="16pt" style:font-weight-complex="bold"/>
    </style:style>
    <style:style style:name="P5" style:family="paragraph" style:parent-style-name="Standard_20__28_user_29_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_20__28_user_29_">
      <style:text-properties style:font-name="Liberation Sans" fo:font-size="14pt" fo:font-weight="bold" officeooo:rsid="0012a3ed" officeooo:paragraph-rsid="0012a3ed" style:font-size-asian="14pt" style:font-weight-asian="bold" style:font-size-complex="14pt" style:font-weight-complex="bold"/>
    </style:style>
    <style:style style:name="P7" style:family="paragraph" style:parent-style-name="Standard_20__28_user_29_" style:list-style-name="WWNum3"/>
    <style:style style:name="P8" style:family="paragraph" style:parent-style-name="Standard_20__28_user_29_">
      <style:text-properties officeooo:rsid="0012a3ed" officeooo:paragraph-rsid="0012a3ed"/>
    </style:style>
    <style:style style:name="P9" style:family="paragraph" style:parent-style-name="Standard_20__28_user_29_" style:list-style-name="L1">
      <style:text-properties officeooo:rsid="0012a3ed" officeooo:paragraph-rsid="0012a3ed"/>
    </style:style>
    <style:style style:name="P10" style:family="paragraph" style:parent-style-name="Standard_20__28_user_29_" style:list-style-name="L1">
      <style:text-properties officeooo:rsid="00147123" officeooo:paragraph-rsid="00147123"/>
    </style:style>
    <style:style style:name="P11" style:family="paragraph" style:parent-style-name="Standard_20__28_user_29_" style:list-style-name="L1">
      <style:text-properties officeooo:rsid="00150e6c" officeooo:paragraph-rsid="00150e6c"/>
    </style:style>
    <style:style style:name="T1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Liberation Sans" fo:font-size="14pt" fo:font-weight="bold" officeooo:rsid="000d78f2" style:font-size-asian="14pt" style:font-weight-asian="bold" style:font-size-complex="14pt" style:font-weight-complex="bold"/>
    </style:style>
    <style:style style:name="T3" style:family="text">
      <style:text-properties style:font-name="Liberation Sans" fo:font-size="14pt" style:font-size-asian="14pt" style:font-size-complex="14pt"/>
    </style:style>
    <style:style style:name="T4" style:family="text">
      <style:text-properties fo:color="#00b0f0" loext:opacity="100%" style:font-name="Liberation Sans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b0f0" loext:opacity="100%" style:font-name="Liberation Sans" fo:font-size="14pt" fo:font-weight="bold" officeooo:rsid="0012a3ed" style:font-size-asian="14pt" style:font-weight-asian="bold" style:font-size-complex="14pt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oblox</text:p>
      <text:p text:style-name="P1"/>
      <text:p text:style-name="Standard_20__28_user_29_"><text:span text:style-name="T2">30</text:span><text:span text:style-name="T1">/07/2022</text:span></text:p>
      <text:p text:style-name="P2"/>
      <text:list xml:id="list3593368098" text:style-name="WWNum3">
        <text:list-item>
          <text:p text:style-name="P7"><text:span text:style-name="T4">01.</text:span><text:span text:style-name="T3"> Introdução</text:span></text:p>
        </text:list-item>
        <text:list-item>
          <text:p text:style-name="P7"><text:span text:style-name="T4">02.</text:span><text:span text:style-name="T3"> O que Vamos Aprender</text:span></text:p>
        </text:list-item>
        <text:list-item>
          <text:p text:style-name="P7"><text:span text:style-name="T4">03.</text:span><text:span text:style-name="T3"> Metodologia</text:span></text:p>
        </text:list-item>
        <text:list-item>
          <text:p text:style-name="P7"><text:span text:style-name="T4">04.</text:span><text:span text:style-name="T3"> Multiplataforma: Rodando no Xbox (Series S)</text:span></text:p>
        </text:list-item>
        <text:list-item>
          <text:p text:style-name="P7"><text:span text:style-name="T4">05.</text:span><text:span text:style-name="T3"> Baixe os scripts</text:span></text:p>
        </text:list-item>
      </text:list>
      <text:p text:style-name="Standard_20__28_user_29_"><text:span text:style-name="T3"/></text:p>
      <text:p text:style-name="Standard_20__28_user_29_"><text:span text:style-name="T3"/></text:p>
      <text:p text:style-name="P6">31/07/2022</text:p>
      <text:p text:style-name="P8"><text:span text:style-name="T3"/></text:p>
      <text:list xml:id="list3376063012" text:style-name="L1">
        <text:list-item>
          <text:p text:style-name="P9"><text:span text:style-name="T4">06.</text:span><text:span text:style-name="T3"> Introdução a Linguagem Lua</text:span></text:p>
        </text:list-item>
        <text:list-item>
          <text:p text:style-name="P10"><text:span text:style-name="T5">07.</text:span><text:span text:style-name="T3"> IDE Zerobrane</text:span></text:p>
        </text:list-item>
        <text:list-item>
          <text:p text:style-name="P11"><text:span text:style-name="T5">08. </text:span><text:span text:style-name="T3">Tipos e Variáveis</text:span></text:p>
        </text:list-item>
      </text:list>
      <text:p text:style-name="P3"/>
      <text:p text:style-name="P3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Bitstream Vera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Bitstream Vera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aldir Aparecido</meta:initial-creator>
    <meta:editing-cycles>23</meta:editing-cycles>
    <meta:creation-date>2022-07-13T23:57:00</meta:creation-date>
    <dc:date>2022-07-31T12:13:42.768000000</dc:date>
    <meta:editing-duration>PT1H11M17S</meta:editing-duration>
    <meta:generator>LibreOffice/7.3.5.2$Windows_X86_64 LibreOffice_project/184fe81b8c8c30d8b5082578aee2fed2ea847c01</meta:generator>
    <meta:document-statistic meta:table-count="0" meta:image-count="0" meta:object-count="0" meta:page-count="1" meta:paragraph-count="11" meta:word-count="43" meta:character-count="222" meta:non-whitespace-character-count="198"/>
    <meta:user-defined meta:name="AppVersion">16.0000</meta:user-defined>
    <meta:template xlink:type="simple" xlink:actuate="onRequest" xlink:title="Normal" xlink:href=""/>
  </office:meta>
</office:document-meta>
</file>